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BD000036E2FBDA3243.svm"/>
  <manifest:file-entry manifest:media-type="" manifest:full-path="Pictures/2000000700005ADA00003717041F485B.svm"/>
  <manifest:file-entry manifest:media-type="" manifest:full-path="Pictures/2000000700006304000037D11464862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neva" svg:font-family="Geneva, Tahoma, 'Nimbus Sans L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758cm" table:align="center" fo:background-color="#cccccc">
        <style:background-image/>
      </style:table-properties>
    </style:style>
    <style:style style:name="Tabla1.A" style:family="table-column">
      <style:table-column-properties style:column-width="8.758cm"/>
    </style:style>
    <style:style style:name="Tabla1.1" style:family="table-row">
      <style:table-row-properties style:min-row-height="3.651cm"/>
    </style:style>
    <style:style style:name="Tabla1.A1" style:family="table-cell">
      <style:table-cell-properties style:vertical-align="middle" style:border-line-width="0.002cm 0.088cm 0.002cm" fo:padding="0.049cm" fo:border="0.092cm double #80808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.265cm" fo:margin-bottom="0.397cm" fo:orphans="2" fo:widows="2" fo:text-indent="0cm" style:auto-text-indent="false"/>
      <style:text-properties fo:font-variant="normal" fo:text-transform="none" fo:color="#41423d" style:font-name="Geneva" fo:font-size="9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265cm" fo:margin-bottom="0.397cm" fo:orphans="2" fo:widows="2" fo:text-indent="0cm" style:auto-text-indent="false"/>
      <style:text-properties fo:font-variant="normal" fo:text-transform="none" fo:color="#41423d" fo:letter-spacing="normal"/>
    </style:style>
    <style:style style:name="P4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fo:color="#696969"/>
    </style:style>
    <style:style style:name="P5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T1" style:family="text">
      <style:text-properties style:font-name="Geneva" fo:font-size="9pt" fo:font-style="normal" fo:font-weight="normal"/>
    </style:style>
    <style:style style:name="T2" style:family="text">
      <style:text-properties fo:font-variant="normal" fo:text-transform="none" fo:color="#41423d" style:font-name="Geneva" fo:font-size="9pt" fo:letter-spacing="normal" fo:font-style="normal" fo:font-weight="normal"/>
    </style:style>
    <style:style style:name="T3" style:family="text">
      <style:text-properties fo:font-variant="normal" fo:text-transform="none" fo:color="#41423d" fo:letter-spacing="normal"/>
    </style:style>
    <style:style style:name="T4" style:family="text">
      <style:text-properties fo:font-variant="normal" fo:text-transform="none" fo:color="#41423d" fo:letter-spacing="normal" fo:font-style="normal" fo:font-weight="normal"/>
    </style:style>
    <style:style style:name="T5" style:family="text">
      <style:text-properties fo:font-variant="normal" fo:text-transform="none" fo:color="#41423d" fo:font-size="9pt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color="#00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reglos multidimensionales</text:p>
      <text:p text:style-name="P2">La declaración de una matriz tradicional de m x n elementos podría ser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   /* Ejemplo declaración - <text:s/>*/</text:p>
            <text:p text:style-name="P5">   int[][]  matriz = new int[3][2];</text:p>
            <text:p text:style-name="P5">          O alternativamente</text:p>
            <text:p text:style-name="P5">   int[][]  matriz;</text:p>
            <text:p text:style-name="P5">   matriz = new int[3][2];</text:p>
          </table:table-cell>
        </table:table-row>
      </table:table>
      <text:p text:style-name="P3"><text:span text:style-name="T1">El número de elementos sería: 3 x 2 = 6, dónde 3 es el número de filas y 2 es el número de columnas.</text:span></text:p>
      <text:p text:style-name="P2">Ahora procedemos a cargar la matriz con valores:</text:p>
      <text:p text:style-name="P2">matriz[0][0] = 1; matriz[0][1] = 2; matriz[1][0] = 3; matriz[1][1] = 4; matriz[2][0] = 5; matriz[2][1] = 6;</text:p>
      <text:p text:style-name="P2">Hay que recordar que los elementos empiezan a numerarse por 0. Así, la esquina superior izquierda de la matriz será el elemento [0][0] y la esquina inferior derecha será el [2][1]. </text:p>
      <text:p text:style-name="P2">También se pueden cargar directamente los elementos, durante la declaración de la matriz de la siguiente manera:</text:p>
      <text:p text:style-name="P3"><text:span text:style-name="T1">int[][] matriz = {{1,2},{3,4},{5,6}};</text:span></text:p>
      <text:p text:style-name="P3"><text:span text:style-name="T1">donde {1,2} corresponde a la fila 0, {3,4} a la fila 1 y {5,6} a la fila 2, y los números separados por coma dentro de cada fila, corresponden a las columnas. En este caso, los números (1, 3, 5) de cada una de las filas corresponden a la <text:s/>columna 0 y los números (2, 4, 6) atañen a la <text:s/>columna 1.</text:span></text:p>
      <text:p text:style-name="P3"><text:span text:style-name="T1">Para obtener el número de filas de la matriz, podemos recurrir a la propiedad “length” de los arrays, de la siguiente manera:</text:span></text:p>
      <text:p text:style-name="P3"><text:span text:style-name="T1">int filas = matriz.length;</text:span></text:p>
      <text:p text:style-name="P2">Para el caso del número de columnas sería de la siguiente forma :</text:p>
      <text:p text:style-name="P2">int columnas = matriz[0].length;</text:p>
      <text:p text:style-name="Standard"/>
      <text:p text:style-name="Standard"><draw:frame draw:style-name="fr1" draw:name="gráficos2" text:anchor-type="paragraph" svg:width="17cm" svg:height="9.581cm" draw:z-index="0"><draw:image xlink:href="Pictures/2000000700006304000037D114648625.svm" xlink:type="simple" xlink:show="embed" xlink:actuate="onLoad"/></draw:frame><text:soft-page-break/></text:p>
      <text:p text:style-name="Standard"/>
      <text:p text:style-name="Standard"><draw:frame draw:style-name="fr1" draw:name="gráficos3" text:anchor-type="paragraph" svg:width="17cm" svg:height="10.306cm" draw:z-index="1"><draw:image xlink:href="Pictures/2000000700005ADA00003717041F485B.svm" xlink:type="simple" xlink:show="embed" xlink:actuate="onLoad"/></draw:frame></text:p>
      <text:p text:style-name="Standard"><draw:frame draw:style-name="fr1" draw:name="gráficos1" text:anchor-type="paragraph" svg:width="17cm" svg:height="9.081cm" draw:z-index="2"><draw:image xlink:href="Pictures/20000007000066BD000036E2FBDA3243.svm" xlink:type="simple" xlink:show="embed" xlink:actuate="onLoad"/></draw:frame></text:p>
      <text:p text:style-name="Standard"><text:soft-page-break/>ejercicios iniciales array multidimensionales</text:p>
      <text:p text:style-name="Standard"/>
      <text:p text:style-name="P1">1 Escribir el algoritmo que permita obtener el número de elementos positivos de una tabla 3x4,creada aleatoriamente</text:p>
      <text:p text:style-name="P1">2. Rellenar una matriz identidad de 4 por 4.</text:p>
      <text:p text:style-name="P1">3. Leer una matriz de 3 por 3 elementos y calcular la suma de cada una de sus filas y</text:p>
      <text:p text:style-name="P1">columnas, dejando dichos resultados en dos vectores, uno de la suma de las filas y otro de</text:p>
      <text:p text:style-name="P1">las columnas.</text:p>
      <text:p text:style-name="P1">4 Cálculo de la suma de todos los elementos de un vector inicializado por llaves, así como la media aritmética.</text:p>
      <text:p text:style-name="P1">5. Calcular el número de elementos negativos, cero y positivos de un vector dado de</text:p>
      <text:p text:style-name="P1">6x10 obtenido aleatoriamente que solo puede contener esos 3 valores</text:p>
      <text:p text:style-name="P1">6.<text:span text:style-name="T6">queremos almacenar en una matriz el número de alumnos con el que cuenta una academia, ordenados en función del nivel y del idioma que se estudia. Tendremos 3 filas que representarán al Nivel básico, medio y de perfeccionamiento y 4 columnas en las que figurarán los idiomas (0 = Inglés, 1 = Francés, 2 = Alemán y 3 = Ruso). Se pide realizar la declaración de la matriz y asignarle unos valores de ejemplo a cada elemento.</text:span><text:span text:style-name="T7"> </text:span></text:p>
      <text:p text:style-name="P1"><text:span text:style-name="T7">Hacer una interpretación de <text:s/>lo que representa academia[2][2]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neva" svg:font-family="Geneva, Tahoma, 'Nimbus Sans L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 </meta:initial-creator>
    <meta:creation-date>2018-11-26T17:50:44.77</meta:creation-date>
    <dc:date>2018-11-26T20:20:01.76</dc:date>
    <dc:creator>mer </dc:creator>
    <meta:editing-duration>PT13M42S</meta:editing-duration>
    <meta:editing-cycles>2</meta:editing-cycles>
    <meta:generator>OpenOffice/4.1.5$Win32 OpenOffice.org_project/415m1$Build-9789</meta:generator>
    <meta:document-statistic meta:table-count="1" meta:image-count="3" meta:object-count="0" meta:page-count="3" meta:paragraph-count="29" meta:word-count="439" meta:character-count="2505"/>
  </office:meta>
</office:document-meta>
</file>